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GroupManager.getGroup( String grou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roupManager.getGrou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GroupManager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roupManager.instance( AccreditableManager mgr , File configurationDirectory ,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GroupManager.ad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GroupManager.FileGroupManager( AccreditableManager 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roupManager.remove( Group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